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80000000805A679B212BC82541.png" manifest:media-type="image/png"/>
  <manifest:file-entry manifest:full-path="Pictures/TablePreview5.svm" manifest:media-type=""/>
  <manifest:file-entry manifest:full-path="Pictures/10000201000000800000008000C97035AA157B1B.png" manifest:media-type="image/png"/>
  <manifest:file-entry manifest:full-path="Pictures/10000201000000800000008054E2D6ED9DCA5615.png" manifest:media-type="image/png"/>
  <manifest:file-entry manifest:full-path="Pictures/10000201000000800000008085E599F7F93D92BF.png" manifest:media-type="image/png"/>
  <manifest:file-entry manifest:full-path="Pictures/10000201000000E1000000E1A44BC1B2C8B310E7.png" manifest:media-type="image/png"/>
  <manifest:file-entry manifest:full-path="Pictures/100002010000020A0000020A56E6B984B7DE25A4.png" manifest:media-type="image/png"/>
  <manifest:file-entry manifest:full-path="Pictures/100002010000023700000316CEE7D77B4CDFA663.png" manifest:media-type="image/png"/>
  <manifest:file-entry manifest:full-path="Pictures/TablePreview4.svm" manifest:media-type=""/>
  <manifest:file-entry manifest:full-path="Pictures/100002010000014A0000019CF3773AF17992AA42.png" manifest:media-type="image/png"/>
  <manifest:file-entry manifest:full-path="Pictures/1000020100000080000000805DD8054CD1CF530F.png" manifest:media-type="image/png"/>
  <manifest:file-entry manifest:full-path="Pictures/10000201000002BC000001A4CCB8BE80F92D3760.png" manifest:media-type="image/png"/>
  <manifest:file-entry manifest:full-path="Pictures/TablePreview7.svm" manifest:media-type=""/>
  <manifest:file-entry manifest:full-path="Pictures/10000201000002800000028002A5370A511880AA.png" manifest:media-type="image/png"/>
  <manifest:file-entry manifest:full-path="Pictures/1000020100000398000003653D1D127A8EFB6D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99cm, 0cm, 1.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47cm, 0cm, 4.441cm)" draw:image-opacity="100%" style:mirror="none"/>
    </style:style>
    <style:style style:name="gr8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0.941cm" fo:min-width="5.089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0" style:family="graphic" style:parent-style-name="standard">
      <style:graphic-properties svg:stroke-width="0.102cm" svg:stroke-color="#ff0000" draw:marker-start-width="0.356cm" draw:marker-end-width="0.356cm" draw:fill="none" draw:fill-color="#729fcf" draw:textarea-horizontal-align="justify" draw:textarea-vertical-align="middle" draw:auto-grow-height="false" fo:min-height="3.6cm" fo:min-width="0.476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ff0000" draw:marker-start-width="0.356cm" draw:marker-end-width="0.356cm" draw:fill="none" draw:fill-color="#729fcf" draw:textarea-horizontal-align="justify" draw:textarea-vertical-align="middle" draw:auto-grow-height="false" fo:min-height="0.636cm" fo:min-width="4.248cm" fo:padding-top="0.176cm" fo:padding-bottom="0.176cm" fo:padding-left="0.301cm" fo:padding-right="0.301cm"/>
    </style:style>
    <style:style style:name="gr12" style:family="graphic" style:parent-style-name="standard">
      <style:graphic-properties draw:fill="solid" draw:fill-color="#ff0000" draw:textarea-vertical-align="middle" draw:auto-grow-height="false" fo:min-height="4.068cm" fo:min-width="4.58cm"/>
    </style:style>
    <style:style style:name="gr1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0080" draw:textarea-horizontal-align="center" draw:textarea-vertical-align="middle" draw:auto-grow-height="false" draw:fit-to-size="false" style:shrink-to-fit="false" fo:min-height="0.757cm" fo:min-width="0.263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2a6099" draw:textarea-horizontal-align="center" draw:textarea-vertical-align="middle" draw:auto-grow-height="false" draw:fit-to-size="false" style:shrink-to-fit="false" fo:min-height="0.757cm" fo:min-width="0.263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a933" draw:textarea-horizontal-align="center" draw:textarea-vertical-align="middle" draw:auto-grow-height="false" draw:fit-to-size="false" style:shrink-to-fit="false" fo:min-height="0.757cm" fo:min-width="0.263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313cm" fo:min-width="0.77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7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512cm" fo:min-width="1.94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26cm" style:use-optimal-column-width="false"/>
    </style:style>
    <style:style style:name="co2" style:family="table-column">
      <style:table-column-properties style:column-width="2.258cm" style:use-optimal-column-width="false"/>
    </style:style>
    <style:style style:name="ro1" style:family="table-row">
      <style:table-row-properties style:row-height="1.69cm"/>
    </style:style>
    <style:style style:name="ro2" style:family="table-row">
      <style:table-row-properties style:row-height="1.758cm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fo:color="#ff0000"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ff0000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style:font-size-asian="28pt" style:font-size-complex="28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style:paragraph-properties fo:text-align="center"/>
      <style:text-properties fo:color="#ff0000" fo:font-size="28pt" style:font-size-asian="28pt" style:font-size-complex="28pt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8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a93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2a6099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none" style:font-size-asian="36pt" style:font-size-complex="36pt"/>
    </style:style>
    <style:style style:name="T3" style:family="text">
      <style:text-properties fo:color="#ff0000" fo:font-size="36pt" style:text-underline-style="none" style:font-size-asian="36pt" style:font-size-complex="36pt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008cm" svg:height="5.422cm" svg:x="4.882cm" svg:y="1.016cm">
          <draw:image xlink:href="Pictures/100002010000020A0000020A56E6B984B7DE25A4.png" xlink:type="simple" xlink:show="embed" xlink:actuate="onLoad" loext:mime-type="image/png">
            <text:p/>
          </draw:image>
        </draw:frame>
        <draw:frame draw:style-name="gr2" draw:text-style-name="P1" draw:layer="layout" svg:width="3.9cm" svg:height="5.434cm" svg:x="16.42cm" svg:y="1.016cm">
          <draw:image xlink:href="Pictures/100002010000023700000316CEE7D77B4CDFA663.png" xlink:type="simple" xlink:show="embed" xlink:actuate="onLoad" loext:mime-type="image/png">
            <text:p/>
          </draw:image>
        </draw:frame>
        <draw:frame draw:style-name="gr3" draw:text-style-name="P3" draw:layer="layout" svg:width="4.318cm" svg:height="5.939cm" svg:x="8.128cm" svg:y="0.919cm">
          <draw:text-box>
            <text:p text:style-name="P2"><text:span text:style-name="T1">5</text:span></text:p>
            <text:p text:style-name="P2"><text:span text:style-name="T1">4</text:span></text:p>
            <text:p text:style-name="P2"><text:span text:style-name="T1">4</text:span></text:p>
            <text:p text:style-name="P2"><text:span text:style-name="T2">5</text:span></text:p>
          </draw:text-box>
        </draw:frame>
        <draw:frame draw:style-name="gr3" draw:text-style-name="P3" draw:layer="layout" svg:width="4.318cm" svg:height="5.939cm" svg:x="12.954cm" svg:y="0.762cm">
          <draw:text-box>
            <text:p text:style-name="P2"><text:span text:style-name="T1">2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</text:span></text:p>
          </draw:text-box>
        </draw:frame>
        <draw:frame draw:style-name="gr2" draw:text-style-name="P1" draw:layer="layout" svg:width="1.27cm" svg:height="1.27cm" svg:x="12.192cm" svg:y="0.919cm">
          <draw:image xlink:href="Pictures/10000201000000800000008085E599F7F93D92BF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92cm" svg:y="2.386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8cm" svg:height="1.28cm" svg:x="12.192cm" svg:y="3.8cm">
          <draw:image xlink:href="Pictures/10000201000000800000008054E2D6ED9DCA5615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201cm" svg:y="5.28cm">
          <draw:image xlink:href="Pictures/1000020100000080000000805DD8054CD1CF530F.png" xlink:type="simple" xlink:show="embed" xlink:actuate="onLoad" loext:mime-type="image/png">
            <text:p/>
          </draw:image>
        </draw:frame>
        <draw:line draw:style-name="gr4" draw:text-style-name="P4" draw:layer="layout" svg:x1="9.144cm" svg:y1="6.858cm" svg:x2="11.43cm" svg:y2="6.858cm">
          <text:p/>
        </draw:line>
        <draw:line draw:style-name="gr4" draw:text-style-name="P4" draw:layer="layout" svg:x1="13.97cm" svg:y1="6.858cm" svg:x2="16.256cm" svg:y2="6.858cm">
          <text:p/>
        </draw:line>
        <draw:frame draw:style-name="gr5" draw:text-style-name="P3" draw:layer="layout" svg:width="4.318cm" svg:height="1.673cm" svg:x="8.128cm" svg:y="6.963cm">
          <draw:text-box>
            <text:p text:style-name="P2"><text:span text:style-name="T2">4.5</text:span></text:p>
          </draw:text-box>
        </draw:frame>
        <draw:frame draw:style-name="gr5" draw:text-style-name="P3" draw:layer="layout" svg:width="4.318cm" svg:height="1.673cm" svg:x="12.954cm" svg:y="6.963cm">
          <draw:text-box>
            <text:p text:style-name="P2"><text:span text:style-name="T2">1.5</text:span></text:p>
          </draw:text-box>
        </draw:frame>
        <draw:frame draw:style-name="gr2" draw:text-style-name="P1" draw:layer="layout" svg:width="1.386cm" svg:height="1.386cm" svg:x="7.758cm" svg:y="6.996cm">
          <draw:image xlink:href="Pictures/10000201000000E1000000E1A44BC1B2C8B310E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4.008cm" svg:height="5.422cm" svg:x="4.882cm" svg:y="1.016cm">
          <draw:image xlink:href="Pictures/100002010000020A0000020A56E6B984B7DE25A4.png" xlink:type="simple" xlink:show="embed" xlink:actuate="onLoad" loext:mime-type="image/png">
            <text:p/>
          </draw:image>
        </draw:frame>
        <draw:frame draw:style-name="gr2" draw:text-style-name="P1" draw:layer="layout" svg:width="3.9cm" svg:height="5.434cm" svg:x="16.42cm" svg:y="1.016cm">
          <draw:image xlink:href="Pictures/100002010000023700000316CEE7D77B4CDFA663.png" xlink:type="simple" xlink:show="embed" xlink:actuate="onLoad" loext:mime-type="image/png">
            <text:p/>
          </draw:image>
        </draw:frame>
        <draw:frame draw:style-name="gr3" draw:text-style-name="P3" draw:layer="layout" svg:width="4.318cm" svg:height="5.939cm" svg:x="8.128cm" svg:y="0.919cm">
          <draw:text-box>
            <text:p text:style-name="P2"><text:span text:style-name="T1">5</text:span></text:p>
            <text:p text:style-name="P2"><text:span text:style-name="T1">4</text:span></text:p>
            <text:p text:style-name="P2"><text:span text:style-name="T1">4</text:span></text:p>
            <text:p text:style-name="P2"><text:span text:style-name="T2">5</text:span></text:p>
          </draw:text-box>
        </draw:frame>
        <draw:frame draw:style-name="gr3" draw:text-style-name="P3" draw:layer="layout" svg:width="4.318cm" svg:height="5.939cm" svg:x="12.954cm" svg:y="0.762cm">
          <draw:text-box>
            <text:p text:style-name="P2"><text:span text:style-name="T1">2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</text:span></text:p>
          </draw:text-box>
        </draw:frame>
        <draw:frame draw:style-name="gr2" draw:text-style-name="P1" draw:layer="layout" svg:width="1.27cm" svg:height="1.27cm" svg:x="12.192cm" svg:y="0.919cm">
          <draw:image xlink:href="Pictures/10000201000000800000008085E599F7F93D92BF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92cm" svg:y="2.386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8cm" svg:height="1.28cm" svg:x="12.192cm" svg:y="3.8cm">
          <draw:image xlink:href="Pictures/10000201000000800000008054E2D6ED9DCA5615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201cm" svg:y="5.28cm">
          <draw:image xlink:href="Pictures/1000020100000080000000805DD8054CD1CF530F.png" xlink:type="simple" xlink:show="embed" xlink:actuate="onLoad" loext:mime-type="image/png">
            <text:p/>
          </draw:image>
        </draw:frame>
        <draw:line draw:style-name="gr4" draw:text-style-name="P4" draw:layer="layout" svg:x1="9.144cm" svg:y1="6.858cm" svg:x2="11.43cm" svg:y2="6.858cm">
          <text:p/>
        </draw:line>
        <draw:line draw:style-name="gr4" draw:text-style-name="P4" draw:layer="layout" svg:x1="13.97cm" svg:y1="6.858cm" svg:x2="16.256cm" svg:y2="6.858cm">
          <text:p/>
        </draw:line>
        <draw:frame draw:style-name="gr5" draw:text-style-name="P3" draw:layer="layout" svg:width="4.318cm" svg:height="1.673cm" svg:x="12.954cm" svg:y="6.963cm">
          <draw:text-box>
            <text:p text:style-name="P2"><text:span text:style-name="T2">1.5</text:span></text:p>
          </draw:text-box>
        </draw:frame>
        <draw:frame draw:style-name="gr2" draw:text-style-name="P1" draw:layer="layout" svg:width="1.386cm" svg:height="1.386cm" svg:x="4.456cm" svg:y="6.918cm">
          <draw:image xlink:href="Pictures/10000201000000E1000000E1A44BC1B2C8B310E7.png" xlink:type="simple" xlink:show="embed" xlink:actuate="onLoad" loext:mime-type="image/png">
            <text:p/>
          </draw:image>
        </draw:frame>
        <draw:frame draw:style-name="gr7" draw:text-style-name="P1" draw:layer="layout" svg:width="3.556cm" svg:height="4.691cm" svg:x="5.08cm" svg:y="9.398cm">
          <draw:image xlink:href="Pictures/10000201000002BC000001A4CCB8BE80F92D3760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82cm" svg:y="9.101cm">
          <draw:image xlink:href="Pictures/10000201000000800000008085E599F7F93D92BF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82cm" svg:y="10.568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8cm" svg:height="1.28cm" svg:x="12.182cm" svg:y="11.982cm">
          <draw:image xlink:href="Pictures/10000201000000800000008054E2D6ED9DCA5615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2.191cm" svg:y="13.462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3.923cm" svg:height="4.898cm" svg:x="17.018cm" svg:y="9.326cm">
          <draw:image xlink:href="Pictures/100002010000014A0000019CF3773AF17992AA42.png" xlink:type="simple" xlink:show="embed" xlink:actuate="onLoad" loext:mime-type="image/png">
            <text:p/>
          </draw:image>
        </draw:frame>
        <draw:frame draw:style-name="gr2" draw:text-style-name="P1" draw:layer="layout" svg:width="2.459cm" svg:height="2.323cm" svg:x="13.97cm" svg:y="10.414cm">
          <draw:image xlink:href="Pictures/1000020100000398000003653D1D127A8EFB6D45.png" xlink:type="simple" xlink:show="embed" xlink:actuate="onLoad" loext:mime-type="image/png">
            <text:p/>
          </draw:image>
        </draw:frame>
        <draw:frame draw:style-name="gr2" draw:text-style-name="P1" draw:layer="layout" svg:width="1.844cm" svg:height="1.844cm" svg:x="9.586cm" svg:y="10.668cm">
          <draw:image xlink:href="Pictures/10000201000002800000028002A5370A511880AA.png" xlink:type="simple" xlink:show="embed" xlink:actuate="onLoad" loext:mime-type="image/png">
            <text:p/>
          </draw:image>
        </draw:frame>
        <draw:frame draw:style-name="gr5" draw:text-style-name="P3" draw:layer="layout" svg:width="4.318cm" svg:height="1.673cm" svg:x="8.128cm" svg:y="6.963cm">
          <draw:text-box>
            <text:p text:style-name="P2"><text:span text:style-name="T2">4.5</text:span></text:p>
          </draw:text-box>
        </draw:frame>
        <draw:line draw:style-name="gr8" draw:text-style-name="P4" draw:layer="layout" svg:x1="11.684cm" svg:y1="7.112cm" svg:x2="8.89cm" svg:y2="8.309cm">
          <text:p/>
        </draw:line>
        <draw:line draw:style-name="gr8" draw:text-style-name="P4" draw:layer="layout" svg:x1="16.764cm" svg:y1="6.963cm" svg:x2="13.97cm" svg:y2="8.16cm">
          <text:p/>
        </draw:line>
        <draw:frame draw:style-name="gr5" draw:text-style-name="P6" draw:layer="layout" svg:width="4.318cm" svg:height="1.673cm" svg:x="16.002cm" svg:y="6.93cm">
          <draw:text-box>
            <text:p text:style-name="P2"><text:span text:style-name="T3">2.25</text:span></text:p>
          </draw:text-box>
        </draw:frame>
        <draw:frame draw:style-name="gr5" draw:text-style-name="P6" draw:layer="layout" svg:width="4.318cm" svg:height="1.673cm" svg:x="4.987cm" svg:y="7.018cm">
          <draw:text-box>
            <text:p text:style-name="P2"><text:span text:style-name="T3">3.75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1.27cm" svg:height="1.27cm" svg:x="3.048cm" svg:y="5.588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3.048cm" svg:y="9.144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3.048cm" svg:y="7.308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9" draw:text-style-name="P8" draw:layer="layout" svg:width="5.588cm" svg:height="1.2cm" svg:x="5.334cm" svg:y="3.81cm">
          <text:p text:style-name="P7"><text:span text:style-name="T4">A <text:s/></text:span><text:span text:style-name="T4">B <text:s/></text:span><text:span text:style-name="T4">C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5.205cm" svg:x="4.826cm" svg:y="5.4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5</text:span></text:p>
              </table:table-cell>
              <table:table-cell>
                <text:p text:style-name="P9"><text:span text:style-name="T5">4</text:span></text:p>
              </table:table-cell>
              <table:table-cell>
                <text:p text:style-name="P9"><text:span text:style-name="T5">2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4</text:span></text:p>
              </table:table-cell>
              <table:table-cell>
                <text:p text:style-name="P9"><text:span text:style-name="T5">4</text:span></text:p>
              </table:table-cell>
              <table:table-cell>
                <text:p text:style-name="P9"><text:span text:style-name="T5">1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1</text:span></text:p>
              </table:table-cell>
              <table:table-cell>
                <text:p text:style-name="P9"><text:span text:style-name="T5">2</text:span></text:p>
              </table:table-cell>
              <table:table-cell>
                <text:p text:style-name="P9"><text:span text:style-name="T5">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1.27cm" svg:height="1.27cm" svg:x="3.048cm" svg:y="5.588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3.048cm" svg:y="9.144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3.048cm" svg:y="7.308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9" draw:text-style-name="P8" draw:layer="layout" svg:width="5.588cm" svg:height="1.2cm" svg:x="5.334cm" svg:y="3.81cm">
          <text:p text:style-name="P7"><text:span text:style-name="T4">A <text:s/></text:span><text:span text:style-name="T4">B <text:s/></text:span><text:span text:style-name="T4">C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5.205cm" svg:x="4.826cm" svg:y="5.4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5</text:span></text:p>
              </table:table-cell>
              <table:table-cell>
                <text:p text:style-name="P9"><text:span text:style-name="T5">4</text:span></text:p>
              </table:table-cell>
              <table:table-cell>
                <text:p text:style-name="P9"><text:span text:style-name="T5">2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4</text:span></text:p>
              </table:table-cell>
              <table:table-cell>
                <text:p text:style-name="P9"><text:span text:style-name="T5">4</text:span></text:p>
              </table:table-cell>
              <table:table-cell>
                <text:p text:style-name="P9"><text:span text:style-name="T5">1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1</text:span></text:p>
              </table:table-cell>
              <table:table-cell>
                <text:p text:style-name="P9"><text:span text:style-name="T5">2</text:span></text:p>
              </table:table-cell>
              <table:table-cell>
                <text:p text:style-name="P9"><text:span text:style-name="T5">4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0" draw:text-style-name="P11" draw:layer="layout" svg:width="1.524cm" svg:height="5.588cm" svg:x="5.1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524cm" svg:height="5.588cm" svg:x="7.46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27cm" svg:height="1.27cm" svg:x="15.067cm" svg:y="5.634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5.067cm" svg:y="9.19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5.067cm" svg:y="7.354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9" draw:text-style-name="P8" draw:layer="layout" svg:width="5.588cm" svg:height="1.2cm" svg:x="17.353cm" svg:y="3.856cm">
          <text:p text:style-name="P7"><text:span text:style-name="T4">A <text:s/>B <text:s/>C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5.205cm" svg:x="16.845cm" svg:y="5.5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5</text:span></text:p>
              </table:table-cell>
              <table:table-cell>
                <text:p text:style-name="P9"><text:span text:style-name="T5">4</text:span></text:p>
              </table:table-cell>
              <table:table-cell>
                <text:p text:style-name="P9"><text:span text:style-name="T5">2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4</text:span></text:p>
              </table:table-cell>
              <table:table-cell>
                <text:p text:style-name="P9"><text:span text:style-name="T5">4</text:span></text:p>
              </table:table-cell>
              <table:table-cell>
                <text:p text:style-name="P9"><text:span text:style-name="T5">1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1</text:span></text:p>
              </table:table-cell>
              <table:table-cell>
                <text:p text:style-name="P9"><text:span text:style-name="T5">2</text:span></text:p>
              </table:table-cell>
              <table:table-cell>
                <text:p text:style-name="P9"><text:span text:style-name="T5">4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11" draw:layer="layout" svg:width="6.858cm" svg:height="1.396cm" svg:x="16.845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6.858cm" svg:height="1.396cm" svg:x="16.764cm" svg:y="7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1.27cm" svg:height="1.27cm" svg:x="1.605cm" svg:y="5.842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.605cm" svg:y="9.398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.605cm" svg:y="7.562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9" draw:text-style-name="P8" draw:layer="layout" svg:width="5.588cm" svg:height="1.2cm" svg:x="3.891cm" svg:y="4.064cm">
          <text:p text:style-name="P7"><text:span text:style-name="T4">A <text:s/>B <text:s/>C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5.205cm" svg:x="3.383cm" svg:y="5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6">5</text:span></text:p>
              </table:table-cell>
              <table:table-cell>
                <text:p text:style-name="P12"><text:span text:style-name="T6">4</text:span></text:p>
              </table:table-cell>
              <table:table-cell table:style-name="ce1">
                <text:p text:style-name="P9"><text:span text:style-name="T5">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4</text:span></text:p>
              </table:table-cell>
              <table:table-cell>
                <text:p text:style-name="P12"><text:span text:style-name="T6">4</text:span></text:p>
              </table:table-cell>
              <table:table-cell table:style-name="ce1">
                <text:p text:style-name="P9"><text:span text:style-name="T5">1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1</text:span></text:p>
              </table:table-cell>
              <table:table-cell>
                <text:p text:style-name="P9"><text:span text:style-name="T5">2</text:span></text:p>
              </table:table-cell>
              <table:table-cell table:style-name="ce2">
                <text:p text:style-name="P12"><text:span text:style-name="T6">4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2" draw:text-style-name="P13" draw:layer="layout" svg:width="5.08cm" svg:height="4.318cm" draw:transform="rotate (-1.5699236621689) translate (15.998cm 5.588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2" draw:text-style-name="P1" draw:layer="layout" svg:width="1.27cm" svg:height="1.27cm" svg:x="17.353cm" svg:y="2.158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standard" draw:layer="layout" svg:width="6.777cm" svg:height="5.205cm" svg:x="19.131cm" svg:y="2.0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6">1.2</text:span></text:p>
              </table:table-cell>
              <table:table-cell>
                <text:p text:style-name="P12"><text:span text:style-name="T6">1.3</text:span></text:p>
              </table:table-cell>
              <table:table-cell table:style-name="ce1">
                <text:p text:style-name="P9"><text:span text:style-name="T5">0.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.1</text:span></text:p>
              </table:table-cell>
              <table:table-cell>
                <text:p text:style-name="P12"><text:span text:style-name="T6">1.2</text:span></text:p>
              </table:table-cell>
              <table:table-cell table:style-name="ce1">
                <text:p text:style-name="P9"><text:span text:style-name="T5">0.3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0.2</text:span></text:p>
              </table:table-cell>
              <table:table-cell>
                <text:p text:style-name="P9"><text:span text:style-name="T5">0.3</text:span></text:p>
              </table:table-cell>
              <table:table-cell table:style-name="ce2">
                <text:p text:style-name="P12"><text:span text:style-name="T6">1.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" draw:layer="layout" svg:width="1.27cm" svg:height="1.27cm" svg:x="17.272cm" svg:y="5.842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7.272cm" svg:y="4.006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13" draw:text-style-name="P14" draw:layer="layout" svg:width="0.762cm" svg:height="1.016cm" svg:x="19.812cm" svg:y="0.562cm">
          <text:p text:style-name="P7"><text:span text:style-name="T4">?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4" draw:text-style-name="P15" draw:layer="layout" svg:width="0.762cm" svg:height="1.016cm" svg:x="22.098cm" svg:y="0.562cm">
          <text:p text:style-name="P7"><text:span text:style-name="T4">?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6" draw:layer="layout" svg:width="0.762cm" svg:height="1.016cm" svg:x="24.384cm" svg:y="0.562cm">
          <text:p text:style-name="P7"><text:span text:style-name="T4">?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5.205cm" svg:x="19.185cm" svg:y="9.5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6">1.3</text:span></text:p>
              </table:table-cell>
              <table:table-cell>
                <text:p text:style-name="P12"><text:span text:style-name="T6">1.1</text:span></text:p>
              </table:table-cell>
              <table:table-cell table:style-name="ce1">
                <text:p text:style-name="P9"><text:span text:style-name="T5">0.4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.4</text:span></text:p>
              </table:table-cell>
              <table:table-cell>
                <text:p text:style-name="P12"><text:span text:style-name="T6">0.9</text:span></text:p>
              </table:table-cell>
              <table:table-cell table:style-name="ce1">
                <text:p text:style-name="P9"><text:span text:style-name="T5">0.5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0.3</text:span></text:p>
              </table:table-cell>
              <table:table-cell>
                <text:p text:style-name="P9"><text:span text:style-name="T5">0.4</text:span></text:p>
              </table:table-cell>
              <table:table-cell table:style-name="ce2">
                <text:p text:style-name="P12"><text:span text:style-name="T6">1.7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3" draw:text-style-name="P14" draw:layer="layout" svg:width="0.762cm" svg:height="1.016cm" svg:x="19.866cm" svg:y="8.128cm">
          <text:p text:style-name="P7"><text:span text:style-name="T4">?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4" draw:text-style-name="P15" draw:layer="layout" svg:width="0.762cm" svg:height="1.016cm" svg:x="22.152cm" svg:y="8.128cm">
          <text:p text:style-name="P7"><text:span text:style-name="T4">?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6" draw:layer="layout" svg:width="0.762cm" svg:height="1.016cm" svg:x="24.438cm" svg:y="8.128cm">
          <text:p text:style-name="P7"><text:span text:style-name="T4">?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6" draw:text-style-name="P8" draw:layer="layout" svg:width="1.27cm" svg:height="4.572cm" svg:x="17.326cm" svg:y="9.906cm">
          <text:p text:style-name="P7"><text:span text:style-name="T4">A <text:s/></text:span></text:p>
          <text:p text:style-name="P7"><text:span text:style-name="T4">B <text:s/></text:span></text:p>
          <text:p text:style-name="P7"><text:span text:style-name="T4">C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1.27cm" svg:height="1.27cm" svg:x="1.605cm" svg:y="4.742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.605cm" svg:y="8.298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.605cm" svg:y="6.462cm">
          <draw:image xlink:href="Pictures/10000201000000800000008000C97035AA157B1B.png" xlink:type="simple" xlink:show="embed" xlink:actuate="onLoad" loext:mime-type="image/png">
            <text:p/>
          </draw:image>
        </draw:frame>
        <draw:custom-shape draw:style-name="gr9" draw:text-style-name="P8" draw:layer="layout" svg:width="5.588cm" svg:height="1.2cm" svg:x="3.891cm" svg:y="2.964cm">
          <text:p text:style-name="P7"><text:span text:style-name="T4">A <text:s/>B <text:s/>C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standard" draw:layer="layout" svg:width="6.777cm" svg:height="6.895cm" svg:x="3.383cm" svg:y="4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5</text:span></text:p>
              </table:table-cell>
              <table:table-cell>
                <text:p text:style-name="P9"><text:span text:style-name="T5">4</text:span></text:p>
              </table:table-cell>
              <table:table-cell>
                <text:p text:style-name="P9"><text:span text:style-name="T5">2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4</text:span></text:p>
              </table:table-cell>
              <table:table-cell>
                <text:p text:style-name="P9"><text:span text:style-name="T5">4</text:span></text:p>
              </table:table-cell>
              <table:table-cell>
                <text:p text:style-name="P9"><text:span text:style-name="T5">1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1</text:span></text:p>
              </table:table-cell>
              <table:table-cell>
                <text:p text:style-name="P9"><text:span text:style-name="T5">2</text:span></text:p>
              </table:table-cell>
              <table:table-cell>
                <text:p text:style-name="P9"><text:span text:style-name="T5">4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6">?</text:span></text:p>
              </table:table-cell>
              <table:table-cell>
                <text:p text:style-name="P9"><text:span text:style-name="T5">1</text:span></text:p>
              </table:table-cell>
              <table:table-cell>
                <text:p text:style-name="P9"><text:span text:style-name="T5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" draw:layer="layout" svg:width="1.27cm" svg:height="1.27cm" svg:x="17.353cm" svg:y="0.834cm">
          <draw:image xlink:href="Pictures/1000020100000080000000805A679B212BC82541.png" xlink:type="simple" xlink:show="embed" xlink:actuate="onLoad" loext:mime-type="image/png">
            <text:p/>
          </draw:image>
        </draw:frame>
        <draw:frame draw:style-name="standard" draw:layer="layout" svg:width="6.777cm" svg:height="6.895cm" svg:x="19.131cm" svg:y="0.7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6">1.2</text:span></text:p>
              </table:table-cell>
              <table:table-cell>
                <text:p text:style-name="P12"><text:span text:style-name="T6">1.3</text:span></text:p>
              </table:table-cell>
              <table:table-cell table:style-name="ce1">
                <text:p text:style-name="P9"><text:span text:style-name="T5">0.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.1</text:span></text:p>
              </table:table-cell>
              <table:table-cell>
                <text:p text:style-name="P12"><text:span text:style-name="T6">1.2</text:span></text:p>
              </table:table-cell>
              <table:table-cell table:style-name="ce1">
                <text:p text:style-name="P9"><text:span text:style-name="T5">0.3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0.2</text:span></text:p>
              </table:table-cell>
              <table:table-cell>
                <text:p text:style-name="P9"><text:span text:style-name="T5">0.3</text:span></text:p>
              </table:table-cell>
              <table:table-cell table:style-name="ce2">
                <text:p text:style-name="P12"><text:span text:style-name="T6">1.5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5">0.4</text:span></text:p>
              </table:table-cell>
              <table:table-cell>
                <text:p text:style-name="P9"><text:span text:style-name="T5">0.3</text:span></text:p>
              </table:table-cell>
              <table:table-cell table:style-name="ce2">
                <text:p text:style-name="P12"><text:span text:style-name="T6">1.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1" draw:layer="layout" svg:width="1.27cm" svg:height="1.27cm" svg:x="17.272cm" svg:y="4.418cm">
          <draw:image xlink:href="Pictures/1000020100000080000000805DD8054CD1CF530F.png" xlink:type="simple" xlink:show="embed" xlink:actuate="onLoad" loext:mime-type="image/png">
            <text:p/>
          </draw:image>
        </draw:frame>
        <draw:frame draw:style-name="gr2" draw:text-style-name="P1" draw:layer="layout" svg:width="1.328cm" svg:height="1.328cm" svg:x="17.272cm" svg:y="2.582cm">
          <draw:image xlink:href="Pictures/10000201000000800000008000C97035AA157B1B.png" xlink:type="simple" xlink:show="embed" xlink:actuate="onLoad" loext:mime-type="image/png">
            <text:p/>
          </draw:image>
        </draw:frame>
        <draw:frame draw:style-name="standard" draw:layer="layout" svg:width="6.777cm" svg:height="5.205cm" svg:x="19.131cm" svg:y="9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6">1.3</text:span></text:p>
              </table:table-cell>
              <table:table-cell>
                <text:p text:style-name="P12"><text:span text:style-name="T6">1.1</text:span></text:p>
              </table:table-cell>
              <table:table-cell table:style-name="ce1">
                <text:p text:style-name="P9"><text:span text:style-name="T5">0.4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.4</text:span></text:p>
              </table:table-cell>
              <table:table-cell>
                <text:p text:style-name="P12"><text:span text:style-name="T6">0.9</text:span></text:p>
              </table:table-cell>
              <table:table-cell table:style-name="ce1">
                <text:p text:style-name="P9"><text:span text:style-name="T5">0.5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0.3</text:span></text:p>
              </table:table-cell>
              <table:table-cell>
                <text:p text:style-name="P9"><text:span text:style-name="T5">0.4</text:span></text:p>
              </table:table-cell>
              <table:table-cell table:style-name="ce2">
                <text:p text:style-name="P12"><text:span text:style-name="T6">1.7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6" draw:text-style-name="P8" draw:layer="layout" svg:width="1.27cm" svg:height="4.572cm" svg:x="17.272cm" svg:y="9.835cm">
          <text:p text:style-name="P7"><text:span text:style-name="T4">A <text:s/></text:span></text:p>
          <text:p text:style-name="P7"><text:span text:style-name="T4">B <text:s/></text:span></text:p>
          <text:p text:style-name="P7"><text:span text:style-name="T4">C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7" draw:text-style-name="P17" draw:layer="layout" svg:width="2.794cm" svg:height="1.524cm" draw:transform="rotate (0.568104671524154) translate (13.843cm 6.5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2.794cm" svg:height="1.524cm" draw:transform="rotate (-0.606676447993229) translate (14.752cm 8.1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2.794cm" svg:height="1.524cm" draw:transform="rotate (0.0160570291183478) translate (10.922cm 7.28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.27cm" svg:height="1.27cm" svg:x="1.632cm" svg:y="10.076cm">
          <draw:image xlink:href="Pictures/10000201000000800000008054E2D6ED9DCA5615.png" xlink:type="simple" xlink:show="embed" xlink:actuate="onLoad" loext:mime-type="image/png">
            <text:p/>
          </draw:image>
        </draw:frame>
        <draw:frame draw:style-name="gr2" draw:text-style-name="P1" draw:layer="layout" svg:width="1.27cm" svg:height="1.27cm" svg:x="17.272cm" svg:y="6.196cm">
          <draw:image xlink:href="Pictures/10000201000000800000008054E2D6ED9DCA5615.png" xlink:type="simple" xlink:show="embed" xlink:actuate="onLoad" loext:mime-type="image/png">
            <text:p/>
          </draw:image>
        </draw:frame>
        <draw:custom-shape draw:style-name="gr13" draw:text-style-name="P14" draw:layer="layout" svg:width="0.762cm" svg:height="1.016cm" svg:x="19.812cm" svg:y="7.874cm">
          <text:p text:style-name="P7"><text:span text:style-name="T4">?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4" draw:text-style-name="P15" draw:layer="layout" svg:width="0.762cm" svg:height="1.016cm" svg:x="22.098cm" svg:y="7.874cm">
          <text:p text:style-name="P7"><text:span text:style-name="T4">?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6" draw:layer="layout" svg:width="0.762cm" svg:height="1.016cm" svg:x="24.384cm" svg:y="7.874cm">
          <text:p text:style-name="P7"><text:span text:style-name="T4">?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20:28:04.098100773</meta:creation-date>
    <dc:date>2019-10-25T09:53:47.703678231</dc:date>
    <meta:editing-duration>PT46M6S</meta:editing-duration>
    <meta:editing-cycles>7</meta:editing-cycles>
    <meta:generator>LibreOffice/6.2.7.1$Linux_X86_64 LibreOffice_project/20$Build-1</meta:generator>
    <meta:document-statistic meta:object-count="127"/>
  </office:meta>
</office:document-meta>
</file>